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969" officeooo:paragraph-rsid="000e5969"/>
    </style:style>
    <style:style style:name="P2" style:family="paragraph" style:parent-style-name="Standard">
      <style:text-properties officeooo:rsid="000ea30a" officeooo:paragraph-rsid="000ea30a"/>
    </style:style>
    <style:style style:name="P3" style:family="paragraph" style:parent-style-name="Standard">
      <style:text-properties officeooo:rsid="00109078" officeooo:paragraph-rsid="00109078"/>
    </style:style>
    <style:style style:name="P4" style:family="paragraph" style:parent-style-name="Standard">
      <style:text-properties officeooo:rsid="00109078" officeooo:paragraph-rsid="00109078"/>
    </style:style>
    <style:style style:name="P5" style:family="paragraph" style:parent-style-name="Standard">
      <style:text-properties officeooo:rsid="001286d1" officeooo:paragraph-rsid="001286d1"/>
    </style:style>
    <style:style style:name="T1" style:family="text">
      <style:text-properties officeooo:rsid="000ea3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ntor questions:</text:p>
      <text:p text:style-name="P1"><text:span text:style-name="T1">c</text:span>onsol arguments</text:p>
      <text:p text:style-name="P1"/>
      <text:p text:style-name="P1"/>
      <text:p text:style-name="P1"/>
      <text:p text:style-name="P2">TO be read:</text:p>
      <text:p text:style-name="P2">dictionaries</text:p>
      <text:p text:style-name="P2">tuples</text:p>
      <text:p text:style-name="P2"/>
      <text:p text:style-name="P3">Music library </text:p>
      <text:p text:style-name="P3">log fájl txt-ben a törölt albumokról (törlés idejével).</text:p>
      <text:p text:style-name="P3">Lista az adott hosszúságtól k tartományban levő albumokról</text:p>
      <text:p text:style-name="P3"/>
      <text:p text:style-name="P5">Háromszög területe:</text:p>
      <text:p text:style-name="P5"><text:a xlink:type="simple" xlink:href="http://www.bethlen.hu/matek/mathist/forras/Heron_keplet.htm" text:style-name="Internet_20_link" text:visited-style-name="Visited_20_Internet_20_Link">http://www.bethlen.hu/matek/mathist/forras/Heron_keplet.htm</text:a> Héron képl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2:36:14.890953431</meta:creation-date>
    <meta:editing-duration>PT4M26S</meta:editing-duration>
    <meta:editing-cycles>4</meta:editing-cycles>
    <meta:generator>LibreOffice/6.0.6.2$Linux_X86_64 LibreOffice_project/00m0$Build-2</meta:generator>
    <dc:date>2018-12-11T21:36:20.596705643</dc:date>
    <meta:document-statistic meta:table-count="0" meta:image-count="0" meta:object-count="0" meta:page-count="1" meta:paragraph-count="10" meta:word-count="32" meta:character-count="280" meta:non-whitespace-character-count="257"/>
  </office:meta>
</office:document-meta>
</file>